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0e34c7" officeooo:paragraph-rsid="000e34c7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e34c7"/>
    </style:style>
    <style:style style:name="T1" style:family="text">
      <style:text-properties fo:font-variant="normal" fo:text-transform="none" fo:color="#000000" style:font-name="tahoma" fo:font-size="8.25pt" fo:letter-spacing="normal" fo:font-style="normal" fo:font-weight="normal"/>
    </style:style>
    <style:style style:name="T2" style:family="text">
      <style:text-properties fo:font-variant="normal" fo:text-transform="none" fo:color="#000000" fo:font-size="8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6d047"/>
    </style:style>
    <style:style style:name="T5" style:family="text">
      <style:text-properties fo:font-variant="normal" fo:text-transform="none" fo:color="#000000" fo:letter-spacing="normal" fo:font-style="normal" fo:font-weight="normal" officeooo:rsid="001bed04"/>
    </style:style>
    <style:style style:name="T6" style:family="text">
      <style:text-properties fo:font-variant="normal" fo:text-transform="none" fo:color="#000000" style:font-name="Liberation Serif" fo:font-size="20pt" fo:letter-spacing="normal" fo:font-style="normal" fo:font-weight="bold" style:font-size-asian="20pt" style:font-weight-asian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fo:font-weight="normal" officeooo:rsid="0016d047" style:font-size-asian="14pt" style:font-size-complex="14pt"/>
    </style:style>
    <style:style style:name="T12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size-complex="14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6d04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bed04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0e34c7" style:font-size-asian="12pt" style:font-size-complex="12pt"/>
    </style:style>
    <style:style style:name="T17" style:family="text">
      <style:text-properties officeooo:rsid="000e34c7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0e34c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Добрый день, уважаемые члены комиссии, гости. Я хочу представить вам доклад о моей квалификационной работе на степень бакалавра: «</text:span><text:span text:style-name="T10">Веб-сервис для численного решения некоторых уравнений с запаздывающим аргументом на суперкомпьютере ИММ УрО РАН</text:span><text:span text:style-name="T13">».</text:span><text:span text:style-name="T18"><text:line-break/></text:span><text:span text:style-name="T13">Найти решение дифференциальных уравнений в частных производных в явном виде в большинстве случаев не удается. А потому ведется разработка, обоснование и программная реализация численных методов. Актуальной задачей является разработка параллельных алгоритмов, а также распараллеливание уже имеющихся.</text:span><text:span text:style-name="T18"><text:line-break/></text:span><text:span text:style-name="T13">В работе рассматриваются способы реализации различных методов ускорения вычислений, основанных на идеях и методах параллельных вычислений. В работе решаются следующие задачи:</text:span><text:span text:style-name="T18"><text:line-break/></text:span><text:span text:style-name="T19"><text:tab/>1. </text:span><text:span text:style-name="T14">Написать </text:span><text:span text:style-name="T15">W</text:span><text:span text:style-name="T14">eb-приложение для численного решения некоторых дифференциальных уравнений в частных производных на кластере ИММ УрО РАН. Используемые алгоритмы должны сходиться с нужным порядком и допускать хорошее распараллеливание. Web-интерфейс должен быть дружественным и интуитивно понятным.<text:line-break/></text:span><text:span text:style-name="T15">Web-</text:span><text:span text:style-name="T14">приложение должно быть масштабируемым в том смысле, что расширение класса решаемых задач и используемых алгоритмов не составляет сложностей для математиков, ведущих разработку этого проекта.<text:line-break/><text:tab/>2. Сравнить скорости подсчета параллельным и однопоточным методами, проведя вычислительные эксперименты.<text:line-break/><text:tab/>3. Создать инфраструктуру для разработки web-приложени</text:span><text:span text:style-name="T16">я</text:span><text:span text:style-name="T14">,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text:span text:style-name="T18"><text:line-break/></text:span><text:span text:style-name="T13">Руководителем был задан класс уравнений, для численного решения которых как раз и надо было разработать приложения (на слайде). </text:span></text:p>
      <text:p text:style-name="P1"><text:span text:style-name="T13">Интерфейс </text:span></text:p>
      <text:p text:style-name="P1"><text:span text:style-name="T13">сервер</text:span></text:p>
      <text:p text:style-name="P1"><text:span text:style-name="T13">асинхронщина</text:span></text:p>
      <text:p text:style-name="P1"><text:span text:style-name="T13">ssh</text:span></text:p>
      <text:p text:style-name="P1"><text:span text:style-name="T13">кластер</text:span></text:p>
      <text:p text:style-name="P1"><text:span text:style-name="T13">МPI</text:span></text:p>
      <text:p text:style-name="P1"><text:span text:style-name="T13">способы подсчета в приложении и при составление графиков. Обоснование(многопоточность требует очереди)</text:span></text:p>
      <text:p text:style-name="P1"><text:span text:style-name="T13">пояснение графиков</text:span></text:p>
      <text:p text:style-name="P1"><text:span text:style-name="T13">коне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53:53.244895958</meta:creation-date>
    <dc:date>2014-06-18T02:15:52.735021599</dc:date>
    <meta:editing-duration>P0D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10" meta:word-count="226" meta:character-count="1852" meta:non-whitespace-character-count="1631"/>
  </office:meta>
</office:document-meta>
</file>